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1.7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4" style:family="graphic" style:parent-style-name="standard">
      <style:graphic-properties draw:textarea-horizontal-align="justify" draw:textarea-vertical-align="middle" draw:auto-grow-height="false" fo:min-height="2.472cm" fo:min-width="5.6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84cm" fo:min-width="6.50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5cm" fo:min-width="17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3.5cm" svg:x="1.7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2" draw:layer="layout" svg:x1="3.3cm" svg:y1="15.3cm" svg:x2="3.3cm" svg:y2="17.6cm">
          <text:p/>
        </draw:line>
        <draw:line draw:style-name="gr2" draw:text-style-name="P2" draw:layer="layout" svg:x1="2.2cm" svg:y1="15.8cm" svg:x2="4.3cm" svg:y2="15.8cm">
          <text:p/>
        </draw:line>
        <draw:line draw:style-name="gr2" draw:text-style-name="P2" draw:layer="layout" svg:x1="3.3cm" svg:y1="17.6cm" svg:x2="2.7cm" svg:y2="19.1cm">
          <text:p/>
        </draw:line>
        <draw:line draw:style-name="gr2" draw:text-style-name="P2" draw:layer="layout" svg:x1="3.3cm" svg:y1="17.6cm" svg:x2="4cm" svg:y2="19.1cm">
          <text:p/>
        </draw:line>
        <draw:custom-shape draw:style-name="gr3" draw:text-style-name="P3" draw:layer="layout" svg:width="3.1cm" svg:height="1cm" svg:x="1.8cm" svg:y="19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08cm" svg:height="3.848cm" svg:x="9.992cm" svg:y="5.952cm">
          <text:p text:style-name="P1">Home page</text:p>
          <text:p text:style-name="P1">Se renseigne sur les produi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2cm" svg:y1="11.7cm" svg:x2="9.6cm" svg:y2="8.7cm">
          <text:p/>
        </draw:line>
        <draw:custom-shape draw:style-name="gr6" draw:text-style-name="P1" draw:layer="layout" svg:width="9.9cm" svg:height="3.3cm" svg:x="9.3cm" svg:y="13.6cm">
          <text:p text:style-name="P1">Page produit</text:p>
          <text:p text:style-name="P1">Accède au produit qui l’intere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7cm" svg:y1="10cm" svg:x2="15.8cm" svg:y2="13.5cm">
          <text:p/>
        </draw:line>
        <draw:custom-shape draw:style-name="gr7" draw:text-style-name="P3" draw:layer="layout" svg:width="18.2cm" svg:height="2.8cm" svg:x="1.4cm" svg:y="1cm">
          <text:p text:style-name="P1">Site e-commer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9cm" svg:y1="13.4cm" svg:x2="13.8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09:34:02.773891214</meta:creation-date>
    <dc:date>2017-09-08T11:39:16.745284689</dc:date>
    <meta:editing-duration>P1DT2H5M13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